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5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7-11" calcext:value-type="date">
            <text:p>11/07/2025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PIX Minister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Rest. proc. abertura da firma</text:p>
          </table:table-cell>
          <table:table-cell table:style-name="ce9" office:value-type="float" office:value="500" calcext:value-type="float">
            <text:p>5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4]-[.F4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4])" office:value-type="float" office:value="600" calcext:value-type="float">
            <text:p>6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57:37.234273947">00:00:00</text:time></text:span><text:span text:style-name="MT2"><text:s/></text:span></text:p>
        </style:region-center>
        <style:region-right>
          <text:p><text:span text:style-name="MT4">Odontocout Clínica Odont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dontocout Clínica Odont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57:37.2367257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9-02T10:58:52.640406415</dc:date>
    <meta:print-date>2025-09-02T10:58:11.993056878</meta:print-date>
    <dc:language>pt-PT</dc:language>
    <meta:editing-cycles>631</meta:editing-cycles>
    <meta:editing-duration>PT16H32M54S</meta:editing-duration>
    <meta:document-statistic meta:table-count="1" meta:cell-count="31" meta:object-count="0"/>
    <meta:user-defined meta:name="Info 0"/>
    <meta:user-defined meta:name="Info 1"/>
    <meta:user-defined meta:name="Info 2"/>
    <meta:user-defined meta:name="Info 3"/>
  </office:meta>
</office:document-meta>
</file>